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5a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Proyecto: </text:span><text:text-input text:description="">$proyect.Name</text:text-input></text:p>
      <text:p text:style-name="Preformatted_20_Text"/>
      <text:p text:style-name="Preformatted_20_Text"><text:text-input text:description="">$proyect.Name</text:text-input>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6:27:56.237000000</meta:creation-date>
    <dc:date>2020-10-22T22:59:45.482000000</dc:date>
    <meta:editing-duration>PT13M24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" meta:word-count="7" meta:character-count="40" meta:non-whitespace-character-count="39"/>
  </office:meta>
</office:document-meta>
</file>